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image/svg+xml" manifest:full-path="SvgImages/Image1"/>
  <manifest:file-entry manifest:media-type="image/svg+xml" manifest:full-path="SvgImages/Image2"/>
  <manifest:file-entry manifest:media-type="image/svg+xml" manifest:full-path="SvgImages/Image3"/>
  <manifest:file-entry manifest:media-type="image/svg+xml" manifest:full-path="SvgImages/Image4"/>
  <manifest:file-entry manifest:media-type="image/svg+xml" manifest:full-path="SvgImages/Image5"/>
  <manifest:file-entry manifest:media-type="image/svg+xml" manifest:full-path="SvgImages/Image6"/>
  <manifest:file-entry manifest:media-type="image/svg+xml" manifest:full-path="SvgImages/Image7"/>
  <manifest:file-entry manifest:media-type="image/svg+xml" manifest:full-path="SvgImages/Image8"/>
  <manifest:file-entry manifest:media-type="image/svg+xml" manifest:full-path="SvgImages/Image9"/>
  <manifest:file-entry manifest:media-type="image/svg+xml" manifest:full-path="SvgImages/Image10"/>
  <manifest:file-entry manifest:media-type="image/svg+xml" manifest:full-path="SvgImages/Image11"/>
  <manifest:file-entry manifest:media-type="image/svg+xml" manifest:full-path="SvgImages/Image12"/>
  <manifest:file-entry manifest:media-type="image/svg+xml" manifest:full-path="SvgImages/Image13"/>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gradient" draw:fill-gradient-name="gradient1" draw:stroke="solid" draw:stroke-linejoin="miter" draw:textarea-horizontal-align="left" draw:textarea-vertical-align="top" fo:margin="0.000000000000000pt" style:wrap="biggest" style:wrap-contour="true" style:wrap-contour-mode="full" style:wrap-dynamic-threshold="0.000000000000000pt" svg:fill-rule="nonzero" svg:stroke-color="#000000" svg:stroke-linecap="square" svg:stroke-opacity="1" svg:stroke-width="1.000000000000000pt"/>
    </style:style>
    <style:style style:name="gr2" style:family="graphic">
      <style:graphic-properties draw:fill="solid" draw:fill-color="#ffcc00"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3" style:family="graphic">
      <style:graphic-properties draw:fill="none" draw:stroke="solid" draw:stroke-linejoin="bevel"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4" style:family="graphic">
      <style:graphic-properties draw:fill="gradient" draw:fill-gradient-name="gradient2"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5" style:family="graphic">
      <style:graphic-properties draw:fill="gradient" draw:fill-gradient-name="gradient3"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6" style:family="graphic">
      <style:graphic-properties draw:fill="solid" draw:fill-color="#ffffff" draw:stroke="none" draw:textarea-horizontal-align="left" draw:textarea-vertical-align="top" fo:margin="0.000000000000000pt" style:wrap="biggest" style:wrap-contour="true" style:wrap-contour-mode="full" style:wrap-dynamic-threshold="0.000000000000000pt" svg:fill-rule="nonzero"/>
    </style:style>
    <style:style style:name="gr7" style:family="graphic">
      <style:graphic-properties draw:fill="solid" draw:fill-color="#ff0000" draw:stroke="solid" draw:stroke-linejoin="bevel"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8" style:family="graphic">
      <style:graphic-properties draw:fill="solid" draw:fill-color="#ff0000"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9" style:family="graphic">
      <style:graphic-properties draw:fill="none"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3.900479198080000pt"/>
    </style:style>
    <style:style style:name="gr10" style:family="graphic">
      <style:graphic-properties draw:fill="solid" draw:fill-color="#007fff" draw:stroke="solid" draw:stroke-linejoin="miter"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page-layout style:name="PL1">
      <style:page-layout-properties fo:border="0pt none #000000" fo:margin="0.000000000000000pt" fo:padding="0.000000000000000pt" fo:page-height="841.890999999999963pt" fo:page-width="595.277000000000044pt" style:print-orientation="portrait"/>
    </style:page-layout>
  </office:automatic-styles>
  <office:body>
    <office:drawing>
      <draw:page draw:name="" draw:id="page1" xml:id="page1" draw:master-page-name="Default">
        <draw:layer-set>
          <draw:layer draw:name=""/>
        </draw:layer-set>
        <draw:frame>
          <draw:image xlink:type="simple" xlink:show="embed" xlink:actuate="onLoad" xlink:href="SvgImages/Image1"/>
        </draw:frame>
        <draw:frame>
          <draw:image xlink:type="simple" xlink:show="embed" xlink:actuate="onLoad" xlink:href="SvgImages/Image2"/>
        </draw:frame>
        <draw:frame>
          <draw:image xlink:type="simple" xlink:show="embed" xlink:actuate="onLoad" xlink:href="SvgImages/Image3"/>
        </draw:frame>
        <draw:frame>
          <draw:image xlink:type="simple" xlink:show="embed" xlink:actuate="onLoad" xlink:href="SvgImages/Image4"/>
        </draw:frame>
        <draw:frame>
          <draw:image xlink:type="simple" xlink:show="embed" xlink:actuate="onLoad" xlink:href="SvgImages/Image5"/>
        </draw:frame>
        <draw:frame>
          <draw:image xlink:type="simple" xlink:show="embed" xlink:actuate="onLoad" xlink:href="SvgImages/Image6"/>
        </draw:frame>
        <draw:frame>
          <draw:image xlink:type="simple" xlink:show="embed" xlink:actuate="onLoad" xlink:href="SvgImages/Image7"/>
        </draw:frame>
        <draw:frame>
          <draw:image xlink:type="simple" xlink:show="embed" xlink:actuate="onLoad" xlink:href="SvgImages/Image8"/>
        </draw:frame>
        <draw:frame>
          <draw:image xlink:type="simple" xlink:show="embed" xlink:actuate="onLoad" xlink:href="SvgImages/Image9"/>
        </draw:frame>
        <draw:frame>
          <draw:image xlink:type="simple" xlink:show="embed" xlink:actuate="onLoad" xlink:href="SvgImages/Image10"/>
        </draw:frame>
        <draw:frame>
          <draw:image xlink:type="simple" xlink:show="embed" xlink:actuate="onLoad" xlink:href="SvgImages/Image11"/>
        </draw:frame>
        <draw:rect draw:style-name="gr1" xml:id="shape-1" draw:id="shape-1" draw:layer="" svg:width="38.33479159370pt" svg:height="33.91154640981pt" svg:x="20.64181085814pt" svg:y="208.62973117338pt"/>
        <draw:rect draw:style-name="gr2" xml:id="shape-2" draw:id="shape-2" draw:layer="" svg:width="38.33479159370pt" svg:height="33.91154640981pt" svg:x="134.17177057794pt" svg:y="208.62973117338pt"/>
        <draw:connector draw:style-name="gr3" xml:id="shape-3" draw:id="shape-3" draw:layer="" draw:type="standard" draw:start-shape="shape-1" draw:start-glue-point="1" draw:end-shape="shape-2" draw:end-glue-point="3" svg:d="M0 0L20 0L37.5976 0L55.1952 0L75.1952 0" svg:viewBox="0 0 75 0"/>
        <draw:rect draw:style-name="gr4" xml:id="shape-4" draw:id="shape-4" draw:layer="" svg:width="38.33479159370pt" svg:height="33.91154640981pt" svg:x="272.02957880911pt" svg:y="208.62973117338pt"/>
        <draw:rect draw:style-name="gr5" xml:id="shape-5" draw:id="shape-5" draw:layer="" svg:width="38.33479159370pt" svg:height="33.91154640981pt" svg:x="539.63591243433pt" svg:y="208.62973117338pt"/>
        <draw:connector draw:style-name="gr3" xml:id="shape-6" draw:id="shape-6" draw:layer="" draw:type="standard" draw:start-shape="shape-4" draw:start-glue-point="1" draw:end-shape="shape-5" draw:end-glue-point="3" svg:d="M0 0L20 0L114.636 0L209.272 0L229.272 0" svg:viewBox="0 0 229 0"/>
        <draw:rect draw:style-name="gr4" xml:id="shape-7" draw:id="shape-7" draw:layer="" svg:width="38.33479159370pt" svg:height="33.91154640981pt" svg:x="272.02957880911pt" svg:y="313.31320052539pt"/>
        <draw:rect draw:style-name="gr5" xml:id="shape-8" draw:id="shape-8" draw:layer="" svg:width="38.33479159370pt" svg:height="33.91154640981pt" svg:x="539.63591243433pt" svg:y="313.31320052539pt"/>
        <draw:connector draw:style-name="gr3" xml:id="shape-9" draw:id="shape-9" draw:layer="" draw:type="standard" draw:start-shape="shape-7" draw:start-glue-point="1" draw:end-shape="shape-8" draw:end-glue-point="3" svg:d="M0 0L20 0L114.636 0L209.272 0L229.272 0" svg:viewBox="0 0 229 0">
          <draw:glue-point draw:id="4" svg:x="-50%" svg:y="-50%"/>
        </draw:connector>
        <draw:rect draw:style-name="gr4" xml:id="shape-10" draw:id="shape-10" draw:layer="" svg:width="38.33479159370pt" svg:height="33.91154640981pt" svg:x="408.41297197899pt" svg:y="397.35485901926pt"/>
        <draw:rect draw:style-name="gr5" xml:id="shape-11" draw:id="shape-11" draw:layer="" svg:width="38.33479159370pt" svg:height="33.91154640981pt" svg:x="539.63591243433pt" svg:y="397.35485901926pt"/>
        <draw:connector draw:style-name="gr3" xml:id="shape-12" draw:id="shape-12" draw:layer="" draw:type="standard" draw:start-shape="shape-10" draw:start-glue-point="1" draw:end-shape="shape-11" draw:end-glue-point="3" svg:d="M0 0L20 0L46.4441 0L72.8881 0L92.8881 0" svg:viewBox="0 0 93 0"/>
        <draw:connector draw:style-name="gr3" xml:id="shape-13" draw:id="shape-13" draw:layer="" draw:type="standard" draw:start-shape="shape-2" draw:start-glue-point="1" draw:end-shape="shape-4" draw:end-glue-point="3" svg:d="M0 0L20 0L49.7615 0L79.523 0L99.523 0" svg:viewBox="0 0 100 0"/>
        <draw:connector draw:style-name="gr3" xml:id="shape-14" draw:id="shape-14" draw:layer="" draw:type="standard" draw:start-shape="shape-10" draw:start-glue-point="3" draw:end-shape="shape-7" draw:end-glue-point="1" svg:d="M98.0486 84.0417L78.0486 84.0417L49.0243 84.0417L49.0243 0L20 0L0 0" svg:viewBox="0 0 98 84"/>
        <draw:connector draw:style-name="gr3" xml:id="shape-15" draw:id="shape-15" draw:layer="" draw:type="standard" draw:start-shape="shape-7" draw:start-glue-point="3" draw:end-shape="shape-2" draw:end-glue-point="1" svg:d="M99.523 104.683L79.523 104.683L49.7615 104.683L49.7615 0L20 0L0 0" svg:viewBox="0 0 100 105"/>
        <draw:path draw:style-name="gr6" xml:id="shape-16" draw:id="shape-16" draw:layer="" svg:width="76.78412069089pt" svg:height="100.99271941707pt" svg:x="176.06960510138pt" svg:y="104.95047548123pt" svg:viewBox="0 0 77 101" svg:d="M53.0878 27.5322C55.5318 31.771 57.9756 36.01 60.4196 40.2488C59.4322 40.9575 58.5754 42.129 57.8055 43.049C54.3136 47.222 52.7737 51.0288 51.4308 56.168C51.1425 57.2713 50.9415 58.3725 50.6801 59.4785C50.4041 60.6459 49.602 61.4738 50.5713 62.3912L35.9942 37.1084C37.6614 38.4778 40.2031 38.5468 42.2341 38.6343C45.6196 38.7802 48.9981 38.7903 52.3864 38.7935C52.9276 38.794 56.7688 38.7959 57.2685 38.7912C57.7202 38.7869 58.4296 38.5646 58.7122 39.0675L73.3528 64.4603C73.9012 65.6106 72.1792 66.7415 71.3727 67.2992C69.3826 68.6757 67.7111 69.6334 66.0462 71.4349C64.5246 73.0813 63.5757 75.0557 61.9388 76.6349C60.9665 77.5729 59.8676 78.3272 58.783 79.1317C57.4317 80.1341 55.8842 81.164 54.7543 82.4439C53.1796 84.2273 52.0177 86.9506 50.282 88.5758C47.5474 91.1364 44.0128 92.5882 41.1675 94.9886C39.09 96.7415 39.1731 96.7177 38.1725 98.9512C38.0841 99.1483 37.4528 101.359 37.0728 100.94L22.4093 75.5071C21.9963 67.8688 21.3192 59.7861 21.9199 52.1116C22.0105 50.9554 22.3039 49.5208 22.8236 48.4526C23.7689 46.5101 25.3146 45.6518 23.9414 43.6447C27.3355 49.5303 30.7293 55.416 34.1227 61.302C34.9049 62.6587 35.687 64.0154 36.4692 65.3721C40.1863 71.8208 39.0464 69.8323 38.2515 68.4759L23.6345 43.1237C23.52 42.8652 23.3874 42.6472 23.2077 42.4292L37.8207 67.7743C36.6335 66.1247 34.5474 65.7409 32.7034 65.2399C28.0276 63.9694 24.2998 63.4472 19.4759 63.4108C17.8606 63.3987 15.7605 64.315 14.6364 63.1532L0.0237009 37.8086C-0.0253046 37.188 -0.0629679 37.3404 0.610046 36.4556C1.95731 34.684 3.72885 33.1844 5.00224 31.3574C6.53855 29.1529 7.48621 26.6326 8.63715 24.2271C9.7176 21.969 11.7482 20.1353 13.1225 18.0555C14.6845 15.692 16.1718 13.5882 17.9207 11.3233C18.8575 10.1102 19.909 8.94645 20.3719 7.45002C20.9459 5.59468 21.0232 3.54611 21.384 1.65099C21.4553 1.27606 21.5765 1.0755 21.9344 0.969817C24.4752 0.219432 27.4881 0.314515 30.1227 0.269663C34.2355 0.199644 38.8883 -0.377858 42.9426 0.409756C45.1735 0.843161 47.2407 2.0312 49.3437 2.8693C52.4852 4.12127 56.0539 4.69532 59.4105 5.11406C60.2827 5.22286 61.4445 4.5153 61.9817 5.40056L76.6135 30.7782C77.5036 33.0401 74.6871 35.8241 73.3485 37.1011C70.3016 40.008 65.2737 41.0588 61.3107 41.6032C60.7019 41.6869 60.0781 42.2285 59.5016 42.1679C59.4432 42.1617 59.1337 41.5298 59.1158 41.4988C58.6492 40.6894 58.1825 39.8799 57.7158 39.0706C55.4437 35.1297 53.1716 31.189 50.8995 27.2482C49.4858 24.7962 48.072 22.3441 46.6582 19.8921C46.2672 19.2138 45.8761 18.5355 45.485 17.8571C45.2809 17.5031 44.4923 16.944 44.8725 16.7948C46.7129 16.0729 48.5379 16.3909 50.4205 15.8586C53.1982 15.0733 56.725 13.9021 58.8034 11.8738C60.3077 10.4057 62.7065 7.79295 61.9817 5.40056L76.6135 30.7782C76.0569 29.8616 74.8971 30.5811 74.0168 30.4474C70.6734 29.9393 67.05 29.2908 63.8955 28.1082C61.7663 27.3099 59.6887 26.0764 57.4715 25.5979C53.4386 24.7273 48.7223 25.3584 44.6176 25.41C42.3277 25.4387 39.2992 25.2693 37.0877 26.0709C35.9455 26.4849 35.9854 27.0071 35.7748 28.1817C35.4844 29.802 35.4163 31.861 34.7687 33.4026C34.0452 35.125 32.4465 36.5914 31.321 38.0199C29.7841 39.9705 28.5016 42.0235 27.1039 44.0719C25.9683 45.736 24.658 47.2387 23.5494 48.9266C21.9781 51.3189 21.2036 54.1224 19.4644 56.4408C18.3304 57.9526 14.351 61.0038 14.6364 63.1532L0.0237009 37.8086C1.11323 39.0053 3.25078 38.0725 4.86796 38.0743C9.80761 38.0799 13.3614 38.7627 18.1502 40.0081C19.9689 40.4811 22.0399 40.7972 23.2077 42.4292L37.8207 67.7743C38.0071 68.0033 38.1203 68.2047 38.2515 68.4759L23.6345 43.1237C28.7236 51.6848 33.5926 60.3823 38.5668 69.0115C39.9604 71.048 38.469 71.5857 37.402 73.7377C36.8714 74.808 36.5635 76.1709 36.478 77.3615C36.2355 80.7408 36.4665 84.2721 36.498 87.6522C36.5392 92.0631 36.339 96.5727 37.0728 100.94L22.4093 75.5071C22.858 75.9927 23.4806 73.8414 23.5692 73.6229C24.2518 71.9383 25.1677 70.8723 26.6302 69.7747C29.585 67.5569 33.1689 66.048 35.7223 63.323C37.058 61.8974 37.9721 60.0685 39.2305 58.567C41.5814 55.7621 44.7165 53.8625 47.3889 51.3995C49.813 49.1653 51.0539 46.1251 53.8161 44.1569C55.0086 43.3072 59.5496 41.2045 58.7122 39.0675L73.3528 64.4603C73.0713 63.9761 72.337 64.1169 71.8699 64.1162C70.2424 64.1138 68.6148 64.1102 66.9872 64.1099C63.5759 64.1094 60.1942 64.115 56.7881 63.8783C54.7381 63.7358 52.2643 63.6966 50.5713 62.3912L35.9942 37.1084C35.1224 36.2621 35.6255 35.6892 35.9339 34.6089C36.2783 33.4023 36.5656 32.1777 36.9107 30.9701C37.5464 28.7451 37.9499 26.2286 39.0651 24.1713C40.917 20.7551 43.4665 17.9276 45.7559 14.8157C48.1999 19.0545 50.6438 23.2933 53.0878 27.5322Z" calligra:nodeTypes="ccccccccccccccccccccccccccccccccccccccccccccccccccccccccccccccccccccccccccccccccccccccccccccccccccccccccc"/>
        <draw:path draw:style-name="gr7" xml:id="shape-17" draw:id="shape-17" draw:layer="" svg:width="31.10191518526pt" svg:height="49.12723406896pt" svg:x="215.98391415527pt" svg:y="154.30874240963pt" svg:viewBox="0 0 31 49" svg:d="M31.1019 0L15.0461 21.8312L15.0461 21.8958L25.0974 21.6374L25.2279 21.8958L4.07379 49.1272L4.443 49.1272L11.0343 27.2873L11.0647 27.3213L0 27.2873L15.7827 0.234878Z" calligra:nodeTypes="cccccccccccc"/>
        <draw:rect draw:style-name="gr8" xml:id="shape-18" draw:id="shape-18" draw:layer="" svg:width="91.74606215508pt" svg:height="133.97010212419pt" svg:x="175.67285764922pt" svg:y="206.42863984894pt" svg:rx="19.80880887439pt" svg:ry="19.80880887439pt"/>
        <draw:regular-polygon draw:style-name="gr2" xml:id="shape-19" draw:id="shape-19" draw:layer="" svg:width="14.74415061296pt" svg:height="14.74415061296pt" svg:x="145.32533049405pt" svg:y="184.91520673746pt" draw:corners="5" draw:concave="true" draw:sharpness="50%"/>
        <draw:rect draw:style-name="gr4" xml:id="shape-20" draw:id="shape-20" draw:layer="" svg:width="38.33479159370pt" svg:height="33.91154640981pt" svg:x="408.41297197899pt" svg:y="311.83878546409pt"/>
        <draw:rect draw:style-name="gr4" xml:id="shape-21" draw:id="shape-21" draw:layer="" svg:width="38.33479159370pt" svg:height="33.91154640981pt" svg:x="540.43150585108pt" svg:y="207.62662071592pt"/>
        <draw:rect draw:style-name="gr4" xml:id="shape-22" draw:id="shape-22" draw:layer="" svg:width="38.33479159370pt" svg:height="33.91154640981pt" svg:x="540.02957880911pt" svg:y="313.31320052539pt"/>
        <draw:rect draw:style-name="gr4" xml:id="shape-23" draw:id="shape-23" draw:layer="" svg:width="38.33479159370pt" svg:height="33.91154640981pt" svg:x="21.16011291816pt" svg:y="208.62973117338pt"/>
        <draw:rect draw:style-name="gr5" xml:id="shape-24" draw:id="shape-24" draw:layer="" svg:width="38.33479159370pt" svg:height="33.91154640981pt" svg:x="271.63591243433pt" svg:y="313.35485901926pt"/>
        <draw:ellipse draw:style-name="gr9" xml:id="shape-25" draw:id="shape-25" draw:layer="" svg:width="24.56746694985pt" svg:height="22.98518389953pt" svg:x="277.76028374317pt" svg:y="318.90420689992pt" draw:kind="full"/>
        <draw:rect draw:style-name="gr5" xml:id="shape-26" draw:id="shape-26" draw:layer="" svg:width="38.33479159370pt" svg:height="33.91154640981pt" svg:x="271.63591243433pt" svg:y="208.31320052539pt"/>
        <draw:ellipse draw:style-name="gr9" xml:id="shape-27" draw:id="shape-27" draw:layer="" svg:width="24.56746694985pt" svg:height="22.98518389953pt" svg:x="278.76028374317pt" svg:y="214.19923814912pt" draw:kind="full"/>
        <draw:path draw:style-name="gr9" xml:id="shape-28" draw:id="shape-28" draw:layer="" svg:width="27.62807553534pt" svg:height="0.00000000000pt" svg:x="545.84460868557pt" svg:y="225.19487983521pt" svg:viewBox="0 0 28 0" svg:d="M0 0C18.4187 0 27.6281 0 27.6281 0" calligra:nodeTypes="cc"/>
        <draw:rect draw:style-name="gr4" xml:id="shape-29" draw:id="shape-29" draw:layer="" svg:width="38.33479159370pt" svg:height="33.91154640981pt" svg:x="539.41297197899pt" svg:y="397.35485901926pt"/>
        <draw:path draw:style-name="gr9" xml:id="shape-30" draw:id="shape-30" draw:layer="" svg:width="27.62810000000pt" svg:height="0.00000000000pt" svg:x="545.32332424151pt" svg:y="413.97305309187pt" svg:viewBox="0 0 28 0" svg:d="M0 0C18.4187 0 27.6281 0 27.6281 0" calligra:nodeTypes="cc"/>
        <draw:rect draw:style-name="gr5" xml:id="shape-31" draw:id="shape-31" draw:layer="" svg:width="38.33479159370pt" svg:height="33.91154640981pt" svg:x="408.63591243433pt" svg:y="312.31320052539pt"/>
        <draw:ellipse draw:style-name="gr9" xml:id="shape-32" draw:id="shape-32" draw:layer="" svg:width="24.56746694985pt" svg:height="22.98518389953pt" svg:x="414.76028374317pt" svg:y="317.97741140578pt" draw:kind="full"/>
        <draw:path draw:style-name="gr9" xml:id="shape-33" draw:id="shape-33" draw:layer="" svg:width="27.62810000000pt" svg:height="0.00000000000pt" svg:x="545.89984858601pt" svg:y="328.93048420374pt" svg:viewBox="0 0 28 0" svg:d="M0 0C18.4187 0 27.6281 0 27.6281 0" calligra:nodeTypes="cc"/>
        <draw:path draw:style-name="gr9" xml:id="shape-34" draw:id="shape-34" draw:layer="" svg:width="27.62810000000pt" svg:height="0.00000000000pt" svg:x="413.37856414194pt" svg:y="414.42113303007pt" svg:viewBox="0 0 28 0" svg:d="M0 0C18.4187 0 27.6281 0 27.6281 0" calligra:nodeTypes="cc"/>
        <draw:path draw:style-name="gr9" xml:id="shape-35" draw:id="shape-35" draw:layer="" svg:width="27.62810000000pt" svg:height="0.00000000000pt" svg:x="26.23927704722pt" svg:y="225.10284020380pt" svg:viewBox="0 0 28 0" svg:d="M0 0C18.4187 0 27.6281 0 27.6281 0" calligra:nodeTypes="cc"/>
        <draw:ellipse draw:style-name="gr9" xml:id="shape-36" draw:id="shape-36" draw:layer="" svg:width="24.56746694985pt" svg:height="22.98518389953pt" svg:x="141.11797104950pt" svg:y="213.58591407365pt" draw:kind="full"/>
        <draw:frame>
          <draw:image xlink:type="simple" xlink:show="embed" xlink:actuate="onLoad" xlink:href="SvgImages/Image12"/>
        </draw:frame>
        <draw:regular-polygon draw:style-name="gr2" xml:id="shape-37" draw:id="shape-37" draw:layer="" svg:width="9.50563995905pt" svg:height="8.92049625311pt" svg:x="31.31070599628pt" svg:y="496.84357653187pt" draw:corners="5" draw:concave="true" draw:sharpness="50%"/>
        <draw:frame>
          <draw:image xlink:type="simple" xlink:show="embed" xlink:actuate="onLoad" xlink:href="SvgImages/Image13"/>
        </draw:frame>
        <draw:ellipse draw:style-name="gr8" xml:id="shape-38" draw:id="shape-38" draw:layer="" svg:width="6.65394797134pt" svg:height="6.24434737717pt" svg:x="32.73655199014pt" svg:y="514.72383900610pt" draw:kind="full"/>
        <draw:path draw:style-name="gr9" xml:id="shape-39" draw:id="shape-39" draw:layer="" svg:width="17.81199733011pt" svg:height="0.00000000000pt" svg:x="27.15752731075pt" svg:y="535.99640847675pt" svg:viewBox="0 0 18 0" svg:d="M0 0C11.8746 0 17.812 0 17.812 0" calligra:nodeTypes="cc"/>
        <draw:ellipse draw:style-name="gr9" xml:id="shape-40" draw:id="shape-40" draw:layer="" svg:width="15.83878933833pt" svg:height="13.90648076211pt" svg:x="28.14413130664pt" svg:y="548.28741749615pt" draw:kind="full"/>
        <draw:custom-shape draw:style-name="gr10" xml:id="shape-41" draw:id="shape-41" draw:layer="" svg:x="361.62131991597pt" svg:y="198.61587057798pt" svg:width="153.97745522081pt" svg:height="17.05287777690pt">
          <draw:enhanced-geometry svg:viewBox="0 0 100 100" draw:modifiers="60 35" draw:enhanced-path="M$0 $1 L$0 0 width ?HalfHeight $0 height $0 ?LowerCorner 0 ?LowerCorner 0 $1 Z">
            <draw:equation draw:name="HalfHeight" draw:formula="0.5 * height"/>
            <draw:equation draw:name="LowerCorner" draw:formula="height - $1"/>
            <draw:handle draw:handle-position="$0 $1" draw:handle-range-x-minimum="0" draw:handle-range-x-maximum="width" draw:handle-range-y-minimum="0" draw:handle-range-y-maximum="?HalfHeight"/>
          </draw:enhanced-geometry>
        </draw:custom-shape>
        <draw:custom-shape draw:style-name="gr10" xml:id="shape-42" draw:id="shape-42" draw:layer="" svg:x="454.40903723144pt" svg:y="309.45957612781pt" svg:width="82.25505751209pt" svg:height="17.05287777690pt">
          <draw:enhanced-geometry svg:viewBox="0 0 100 100" draw:modifiers="60 35" draw:enhanced-path="M$0 $1 L$0 0 width ?HalfHeight $0 height $0 ?LowerCorner 0 ?LowerCorner 0 $1 Z">
            <draw:equation draw:name="HalfHeight" draw:formula="0.5 * height"/>
            <draw:equation draw:name="LowerCorner" draw:formula="height - $1"/>
            <draw:handle draw:handle-position="$0 $1" draw:handle-range-x-minimum="0" draw:handle-range-x-maximum="width" draw:handle-range-y-minimum="0" draw:handle-range-y-maximum="?HalfHeight"/>
          </draw:enhanced-geometry>
        </draw:custom-shape>
        <draw:custom-shape draw:style-name="gr10" xml:id="shape-43" draw:id="shape-43" draw:layer="" svg:x="333.03267187823pt" svg:y="379.67730815033pt" svg:width="197.61276012052pt" svg:height="17.05287777690pt">
          <draw:enhanced-geometry svg:viewBox="0 0 100 100" draw:modifiers="60 35" draw:enhanced-path="M$0 $1 L$0 0 width ?HalfHeight $0 height $0 ?LowerCorner 0 ?LowerCorner 0 $1 Z">
            <draw:equation draw:name="HalfHeight" draw:formula="0.5 * height"/>
            <draw:equation draw:name="LowerCorner" draw:formula="height - $1"/>
            <draw:handle draw:handle-position="$0 $1" draw:handle-range-x-minimum="0" draw:handle-range-x-maximum="width" draw:handle-range-y-minimum="0" draw:handle-range-y-maximum="?HalfHeight"/>
          </draw:enhanced-geometry>
        </draw:custom-shape>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vg:linearGradient draw:name="gradient1" svg:spreadMethod="pad" svg:x1="0.000000%" svg:x2="100.000000%" svg:y1="0.000000%" svg:y2="100.000000%">
      <svg:stop svg:offset="0" svg:stop-color="#ffffff"/>
      <svg:stop svg:offset="1" svg:stop-color="#6b6a7a"/>
    </svg:linearGradient>
    <svg:linearGradient draw:name="gradient2" svg:spreadMethod="pad" svg:x1="0.000000%" svg:x2="100.000000%" svg:y1="0.000000%" svg:y2="100.000000%">
      <svg:stop svg:offset="0" svg:stop-color="#ffffff"/>
      <svg:stop svg:offset="1" svg:stop-color="#00ff00"/>
    </svg:linearGradient>
    <svg:linearGradient draw:name="gradient3" svg:spreadMethod="pad" svg:x1="0.000000%" svg:x2="100.000000%" svg:y1="0.000000%" svg:y2="100.000000%">
      <svg:stop svg:offset="0" svg:stop-color="#ffffff" svg:stop-opacity="0.490196"/>
      <svg:stop svg:offset="1" svg:stop-color="#ff8282"/>
    </svg:linearGradient>
  </office:styles>
  <office:automatic-styles/>
  <office:master-styles>
    <style:master-page style:name="Default"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4</meta:generator>
    <dc:title/>
    <meta:initial-creator>Unknown</meta:initial-creator>
    <meta:editing-cycles>17</meta:editing-cycles>
    <dc:date>2013-01-06T18:20:22</dc:date>
    <meta:creation-date>2008-10-27T22:59:39</meta:creation-date>
  </office:meta>
</office:document-meta>
</file>